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bc9d5" officeooo:paragraph-rsid="00cbc9d5"/>
    </style:style>
    <style:style style:name="P2" style:family="paragraph" style:parent-style-name="Standard">
      <style:text-properties fo:font-size="18pt" officeooo:rsid="00cbc9d5" officeooo:paragraph-rsid="00c20b50"/>
    </style:style>
    <style:style style:name="P3" style:family="paragraph" style:parent-style-name="Standard">
      <style:text-properties fo:font-size="18pt" officeooo:rsid="00cd75f0" officeooo:paragraph-rsid="00cd75f0"/>
    </style:style>
    <style:style style:name="P4" style:family="paragraph" style:parent-style-name="Standard">
      <style:text-properties officeooo:rsid="00cd75f0" officeooo:paragraph-rsid="00cd75f0"/>
    </style:style>
    <style:style style:name="P5" style:family="paragraph" style:parent-style-name="Standard">
      <style:text-properties officeooo:rsid="00ce22ec" officeooo:paragraph-rsid="00ce22ec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bc9d5" officeooo:paragraph-rsid="00c347ea" style:font-size-asian="20pt" style:font-weight-asian="bold" style:font-size-complex="20pt" style:font-weight-complex="bold"/>
    </style:style>
    <style:style style:name="T1" style:family="text">
      <style:text-properties officeooo:rsid="00cd75f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érimètres et Aires</text:p>
      <text:p text:style-name="Standard"/>
      <text:p text:style-name="P3">Définitions</text:p>
      <text:p text:style-name="P3">p250 : 4</text:p>
      <text:p text:style-name="P3">p251 : 6, 9</text:p>
      <text:p text:style-name="P3">p252 : 19</text:p>
      <text:p text:style-name="P2"/>
      <text:p text:style-name="P1">C<text:span text:style-name="T1">onversion</text:span>s d’unités</text:p>
      <text:p text:style-name="P3">p254 : 36, 39</text:p>
      <text:p text:style-name="P3">p255 : 41, 43, 44</text:p>
      <text:p text:style-name="P3">p257 : 71, 72</text:p>
      <text:p text:style-name="P1"/>
      <text:p text:style-name="P3">Polygones</text:p>
      <text:p text:style-name="P3">Par oral : p253 : 26 + p257 : 67 + p259 : 86</text:p>
      <text:p text:style-name="P3">p251 : 12, 14</text:p>
      <text:p text:style-name="P3">p256 : 58, 60, 61</text:p>
      <text:p text:style-name="P3">p257 : 63, 65</text:p>
      <text:p text:style-name="P3">p259 : 87</text:p>
      <text:p text:style-name="P3">p261 : 95, 96, 98</text:p>
      <text:p text:style-name="P3">p262 : 102, 103</text:p>
      <text:p text:style-name="P3"/>
      <text:p text:style-name="P4">Cercles et disques <text:span text:style-name="T2">(calculatrice autorisé)</text:span></text:p>
      <text:p text:style-name="P5">p251 : 11, 16</text:p>
      <text:p text:style-name="P5">p253 : 27, 31</text:p>
      <text:p text:style-name="P5">p257 : 66</text:p>
      <text:p text:style-name="P5">p258 : 77, 79</text:p>
      <text:p text:style-name="P5">p260 : 90</text:p>
      <text:p text:style-name="P5">p261 : 1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7M27S</meta:editing-duration>
    <meta:editing-cycles>160</meta:editing-cycles>
    <meta:generator>LibreOffice/7.3.7.2$Linux_X86_64 LibreOffice_project/30$Build-2</meta:generator>
    <meta:initial-creator>Véronique et Thibaud FONTANET</meta:initial-creator>
    <dc:date>2023-05-18T21:51:26.895436724</dc:date>
    <meta:print-date>2023-05-18T19:24:48.202176011</meta:print-date>
    <meta:document-statistic meta:table-count="0" meta:image-count="0" meta:object-count="0" meta:page-count="1" meta:paragraph-count="24" meta:word-count="95" meta:character-count="367" meta:non-whitespace-character-count="296"/>
  </office:meta>
</office:document-meta>
</file>